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600000003C482A69C8.png" manifest:media-type="image/png"/>
  <manifest:file-entry manifest:full-path="Pictures/10000201000000710000003C536D64E5.png" manifest:media-type="image/png"/>
  <manifest:file-entry manifest:full-path="Pictures/100002010000006F0000003C36EF607F.png" manifest:media-type="image/png"/>
  <manifest:file-entry manifest:full-path="Pictures/10000201000000EE0000004C76D5D56F.png" manifest:media-type="image/png"/>
  <manifest:file-entry manifest:full-path="Pictures/10000000000001540000006495FBFD9A.png" manifest:media-type="image/png"/>
  <manifest:file-entry manifest:full-path="Pictures/10000201000000460000003C245A102A.png" manifest:media-type="image/png"/>
  <manifest:file-entry manifest:full-path="Pictures/1000020100000080000000803939A708.png" manifest:media-type="image/png"/>
  <manifest:file-entry manifest:full-path="Pictures/1000000000000272000001A1D26DBD89.jpg" manifest:media-type="image/jpeg"/>
  <manifest:file-entry manifest:full-path="Pictures/10000201000000460000003CD2448A03.png" manifest:media-type="image/png"/>
  <manifest:file-entry manifest:full-path="Pictures/10000201000000E30000007447C8FD63.png" manifest:media-type="image/png"/>
  <manifest:file-entry manifest:full-path="Pictures/10000201000000820000003C1F18734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ffff66" draw:fill="solid" draw:fill-color="#ffff6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ff9966"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2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><text:span text:style-name="T1">Sap-Connector</text:span>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1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1"><text:span text:style-name="T1">Google-Contacts-</text:span><text:span text:style-name="T1"><text:line-break/></text:span><text:span text:style-name="T1">Connector</text:span>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1"><text:span text:style-name="T1">Sap-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><text:span text:style-name="T1">SIBs</text:span></text:p>
            </draw:text-box>
          </draw:frame>
          <draw:custom-shape draw:style-name="gr4" draw:text-style-name="P2" draw:layer="layout" svg:width="4cm" svg:height="1cm" svg:x="9.1cm" svg:y="5.7cm">
            <text:p text:style-name="P1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1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1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1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0" draw:text-style-name="P1" draw:layer="layout" svg:width="3.4cm" svg:height="4.4cm" svg:x="2.1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cm" svg:height="4.4cm" svg:x="15.5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8cm" svg:height="1.4cm" svg:x="2.1cm" svg:y="2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4.6cm" svg:x2="16cm" svg:y2="4.6cm">
          <text:p/>
        </draw:line>
        <draw:custom-shape draw:style-name="gr12" draw:text-style-name="P1" draw:layer="layout" svg:width="9.5cm" svg:height="4.2cm" svg:x="5.8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6.1cm" svg:y="6.9cm">
          <text:p text:style-name="P1"><text:span text:style-name="T2">Pu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8.9cm" svg:y="6.9cm">
          <text:p text:style-name="P1"><text:span text:style-name="T2">Edi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6.9cm">
          <text:p text:style-name="P1"><text:span text:style-name="T2">Choos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0.9cm" svg:x="10.5cm" svg:y="4.2cm">
          <text:p text:style-name="P1"><text:span text:style-name="T2">Search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15.8cm" svg:y="3.6cm">
          <text:p text:style-name="P1"><text:span text:style-name="T2">Google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5.8cm" svg:x2="16cm" svg:y2="5.8cm">
          <text:p/>
        </draw:line>
        <draw:custom-shape draw:style-name="gr4" draw:text-style-name="P4" draw:layer="layout" svg:width="4cm" svg:height="0.9cm" svg:x="10.97cm" svg:y="5.373cm">
          <text:p text:style-name="P1"><text:span text:style-name="T2">Add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2.4cm" svg:y="3.6cm">
          <text:p text:style-name="P1"><text:span text:style-name="T2">Sap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cm" svg:y1="5.8cm" svg:x2="5cm" svg:y2="5.8cm">
          <text:p/>
        </draw:line>
        <draw:custom-shape draw:style-name="gr4" draw:text-style-name="P4" draw:layer="layout" svg:width="3.9cm" svg:height="0.9cm" svg:x="6.1cm" svg:y="5.4cm">
          <text:p text:style-name="P1"><text:span text:style-name="T2">SearchSapContac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5cm" svg:height="1.3cm" svg:x="5.8cm" svg:y="8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844cm" svg:height="0.962cm" svg:x="5.956cm" svg:y="4.038cm">
          <draw:text-box>
            <text:p>SIBs</text:p>
          </draw:text-box>
        </draw:frame>
        <draw:frame draw:style-name="gr5" draw:layer="layout" svg:width="1.632cm" svg:height="0.962cm" svg:x="5.956cm" svg:y="8.538cm">
          <draw:text-box>
            <text:p>GUI</text:p>
          </draw:text-box>
        </draw:frame>
        <draw:custom-shape draw:style-name="gr4" draw:text-style-name="P4" draw:layer="layout" svg:width="2.6cm" svg:height="0.9cm" svg:x="8.9cm" svg:y="8.6cm">
          <text:p text:style-name="P1"><text:span text:style-name="T2">Edit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8.6cm">
          <text:p text:style-name="P1"><text:span text:style-name="T2">ChooseFram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819cm" svg:height="0.962cm" svg:x="7.591cm" svg:y="2.4cm">
          <draw:text-box>
            <text:p text:style-name="P1">Contact-Connector</text:p>
          </draw:text-box>
        </draw:frame>
        <draw:line draw:style-name="gr11" draw:text-style-name="P1" draw:layer="layout" svg:x1="10.3cm" svg:y1="7.8cm" svg:x2="10.3cm" svg:y2="8.7cm">
          <text:p/>
        </draw:line>
        <draw:line draw:style-name="gr11" draw:text-style-name="P1" draw:layer="layout" svg:x1="13.3cm" svg:y1="7.8cm" svg:x2="13.3cm" svg:y2="8.7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</draw:page>
      <draw:page draw:name="page3" draw:style-name="dp1" draw:master-page-name="Standard">
        <draw:frame draw:style-name="gr14" draw:text-style-name="P1" draw:layer="layout" svg:width="5.524cm" svg:height="2.823cm" svg:x="2.058cm" svg:y="1.977cm">
          <draw:image xlink:href="Pictures/10000201000000E30000007447C8FD63.png" xlink:type="simple" xlink:show="embed" xlink:actuate="onLoad">
            <text:p/>
          </draw:image>
        </draw:frame>
        <draw:frame draw:style-name="gr14" draw:text-style-name="P1" draw:layer="layout" svg:width="5.668cm" svg:height="2.515cm" draw:transform="rotate (-0.610865238198016) translate (7.557cm 2.7cm)">
          <draw:image xlink:href="Pictures/1000000000000272000001A1D26DBD89.jpg" xlink:type="simple" xlink:show="embed" xlink:actuate="onLoad">
            <text:p/>
          </draw:image>
        </draw:frame>
        <draw:g>
          <draw:frame draw:style-name="gr14" draw:text-style-name="P1" draw:layer="layout" svg:width="2.202cm" svg:height="2.202cm" svg:x="13.798cm" svg:y="6.1cm">
            <draw:image xlink:href="Pictures/1000020100000080000000803939A708.png" xlink:type="simple" xlink:show="embed" xlink:actuate="onLoad">
              <text:p/>
            </draw:image>
          </draw:frame>
          <draw:frame draw:style-name="gr14" draw:text-style-name="P1" draw:layer="layout" svg:width="6.342cm" svg:height="2.024cm" svg:x="8.762cm" svg:y="7.612cm">
            <draw:image xlink:href="Pictures/10000201000000EE0000004C76D5D56F.png" xlink:type="simple" xlink:show="embed" xlink:actuate="onLoad">
              <text:p/>
            </draw:image>
          </draw:frame>
        </draw:g>
      </draw:page>
      <draw:page draw:name="page4" draw:style-name="dp1" draw:master-page-name="Standard">
        <draw:frame draw:style-name="gr14" draw:text-style-name="P1" draw:layer="layout" svg:width="9.195cm" svg:height="2.704cm" svg:x="6.305cm" svg:y="6.77cm">
          <draw:image xlink:href="Pictures/10000000000001540000006495FBFD9A.png" xlink:type="simple" xlink:show="embed" xlink:actuate="onLoad">
            <text:p/>
          </draw:image>
        </draw:frame>
        <draw:g>
          <draw:frame draw:style-name="gr14" draw:text-style-name="P1" draw:layer="layout" svg:width="3.385cm" svg:height="2.115cm" svg:x="15.783cm" svg:y="9.47cm">
            <draw:image xlink:href="Pictures/10000201000000600000003C482A69C8.png" xlink:type="simple" xlink:show="embed" xlink:actuate="onLoad">
              <text:p/>
            </draw:image>
          </draw:frame>
          <draw:frame draw:style-name="gr14" draw:text-style-name="P1" draw:layer="layout" svg:width="2.468cm" svg:height="2.115cm" svg:x="13.4cm" svg:y="10.77cm">
            <draw:image xlink:href="Pictures/10000201000000460000003C245A102A.png" xlink:type="simple" xlink:show="embed" xlink:actuate="onLoad">
              <text:p/>
            </draw:image>
          </draw:frame>
          <draw:frame draw:style-name="gr14" draw:text-style-name="P1" draw:layer="layout" svg:width="2.468cm" svg:height="2.115cm" svg:x="16.168cm" svg:y="12.285cm">
            <draw:image xlink:href="Pictures/10000201000000460000003CD2448A03.png" xlink:type="simple" xlink:show="embed" xlink:actuate="onLoad">
              <text:p/>
            </draw:image>
          </draw:frame>
        </draw:g>
        <draw:g>
          <draw:frame draw:style-name="gr14" draw:text-style-name="P1" draw:layer="layout" svg:width="3.984cm" svg:height="2.115cm" svg:x="2.1cm" svg:y="12.055cm">
            <draw:image xlink:href="Pictures/10000201000000710000003C536D64E5.png" xlink:type="simple" xlink:show="embed" xlink:actuate="onLoad">
              <text:p/>
            </draw:image>
          </draw:frame>
          <draw:frame draw:style-name="gr14" draw:text-style-name="P1" draw:layer="layout" svg:width="4.584cm" svg:height="2.115cm" svg:x="5.5cm" svg:y="10.54cm">
            <draw:image xlink:href="Pictures/10000201000000820000003C1F18734D.png" xlink:type="simple" xlink:show="embed" xlink:actuate="onLoad">
              <text:p/>
            </draw:image>
          </draw:frame>
          <draw:frame draw:style-name="gr14" draw:text-style-name="P1" draw:layer="layout" svg:width="3.914cm" svg:height="2.115cm" svg:x="2.1cm" svg:y="9.47cm">
            <draw:image xlink:href="Pictures/100002010000006F0000003C36EF607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3-01-19T16:02:32</dc:date>
    <meta:editing-duration>PT7H42M34S</meta:editing-duration>
    <meta:editing-cycles>17</meta:editing-cycles>
    <meta:generator>LibreOffice/3.5$Linux_x86 LibreOffice_project/350m1$Build-2</meta:generator>
    <dc:creator>Dominic Wirkner</dc:creator>
    <meta:document-statistic meta:object-count="66"/>
  </office:meta>
</office:document-meta>
</file>